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0.377cm"/>
    </style:style>
    <style:style style:name="co6" style:family="table-column">
      <style:table-column-properties fo:break-before="auto" style:column-width="12.848cm"/>
    </style:style>
    <style:style style:name="co7" style:family="table-column">
      <style:table-column-properties fo:break-before="auto" style:column-width="8.8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6.054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ro7" style:family="table-row">
      <style:table-row-properties style:row-height="3.552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ro10" style:family="table-row">
      <style:table-row-properties style:row-height="7.0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wrap-option="wrap" style:vertical-align="top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ackground-color="#cccccc" fo:wrap-option="wrap" fo:border="0.002cm solid #000000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75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wrap-option="wrap" fo:border="0.002cm solid #000000" style:vertical-align="top"/>
      <style:text-properties style:font-name="Times New Roman" fo:font-size="12pt" fo:language="en" fo:country="US" style:font-name-asian="Lucida Sans Unicode" style:font-size-asian="12pt" style:language-asian="en" style:country-asian="US" style:font-size-complex="12pt" style:language-complex="en" style:country-complex="US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  <style:text-properties fo:color="#0000ff" style:font-name="Times New Roman" fo:font-size="12pt" fo:language="en" fo:country="US" style:font-name-asian="Lucida Sans Unicode" style:font-size-asian="12pt" style:language-asian="en" style:country-asian="US" style:font-size-complex="12pt" style:language-complex="en" style:country-complex="US"/>
    </style:style>
    <style:style style:name="ce8" style:family="table-cell" style:parent-style-name="Default">
      <style:table-cell-properties fo:wrap-option="wrap" fo:border="0.002cm solid #000000" style:vertical-align="top"/>
      <style:text-properties style:font-name="Times New Roman" fo:font-size="12pt" style:font-size-asian="12pt" style:font-size-complex="12pt"/>
    </style:style>
    <style:style style:name="T1" style:family="text">
      <style:text-properties style:font-name="F" fo:font-size="12pt"/>
    </style:style>
    <style:style style:name="T2" style:family="text">
      <style:text-properties fo:color="#0000ff" style:font-name="F" fo:font-size="12pt"/>
    </style:style>
    <style:style style:name="T3" style:family="text">
      <style:text-properties style:font-name="F" fo:font-size="12pt" fo:language="en" fo:country="US" style:font-size-asian="12pt" style:font-size-complex="6.80000019073486pt"/>
    </style:style>
    <style:style style:name="T4" style:family="text">
      <style:text-properties fo:color="#0000ff" style:font-name="F" fo:font-size="12pt" fo:language="en" fo:country="US" style:font-size-asian="12pt" style:font-size-complex="6.80000019073486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8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" office:value-type="string">
            <text:p>Q.No.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Clarification</text:p>
          </table:table-cell>
          <table:table-cell table:style-name="ce4" office:value-type="string">
            <text:p>Remarks</text:p>
          </table:table-cell>
          <table:table-cell table:number-columns-repeated="1018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Battery life. How long until new battery or recharging will have to occur.</text:span></text:p>
          </table:table-cell>
          <table:table-cell table:style-name="ce7" office:value-type="string">
            <text:p>The Power drain is from Measuring Unit, Mobile Platform and Printer.</text:p>
            <text:p><text:s/></text:p>
            <text:p>Measuring Unit include: Laser, Geared Stepper Motor, Marking laser. Lasers are fired only when, we need measurement. So not much drain here. </text:p>
            <text:p/>
            <text:p>The geared stepper motor draws approximately: Stepper motor draws power of 12W. Stepper motor draws power only when we rotate it. Then can be put in idle mode. </text:p>
            <text:p/>
            <text:p>Mobile Platform will have 4 stepper motors to drive the Mecanum wheels. </text:p>
            <text:p/>
            <text:p>For example the following platform assuming payload of 10KG(Printer and Lasers), can run up to 10Hrs, with the inbuilt battery of 24V/18.2AH, as specified.</text:p>
          </table:table-cell>
          <table:table-cell table:style-name="ce8"/>
          <table:table-cell table:number-columns-repeated="1018"/>
        </table:table-row>
        <table:table-row table:style-name="ro5">
          <table:table-cell/>
          <table:table-cell table:style-name="ce3" office:value-type="string">
            <text:p>1a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Will it be possible to setup a docking area of battery recharge if battery life is not </text:span><text:span text:style-name="T1">adequate.</text:span></text:p>
          </table:table-cell>
          <table:table-cell table:style-name="ce7" office:value-type="string">
            <text:p><text:span text:style-name="T2">Can be installed a charging station, the mobile platform has to be moved to the </text:span><text:span text:style-name="T2">charging station, when required.</text:span></text:p>
          </table:table-cell>
          <table:table-cell table:style-name="ce8"/>
          <table:table-cell table:number-columns-repeated="1018"/>
        </table:table-row>
        <table:table-row table:style-name="ro6">
          <table:table-cell/>
          <table:table-cell table:style-name="ce3" office:value-type="float" office:value="2">
            <text:p>2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Can this printer be setup in a gantry type system? Please see </text:span><text:span text:style-name="T1"><text:line-break/></text:span><text:span text:style-name="T1">attached images.</text:span></text:p>
          </table:table-cell>
          <table:table-cell table:style-name="ce7" office:value-type="string">
            <text:p><text:span text:style-name="T2">The Gantry system is faster compare to robotic arms, available at the moment. </text:span></text:p>
            <text:p><text:span text:style-name="T2">Fast robotic arms are very high used in industrial locations. Gantry system is </text:span><text:span text:style-name="T2">lighter having aluminum channels and few motors. Gantry type XY motion </text:span><text:span text:style-name="T2">tables can be customized to any size.</text:span></text:p>
            <text:p><text:span text:style-name="T3"><text:a xlink:href="https://www.macrondynamics.com/videos/high-speed-xy-motion-table">https://www.macrondynamics.com/videos/high-speed-xy-motion-table</text:a></text:span></text:p>
          </table:table-cell>
          <table:table-cell table:style-name="ce8"/>
          <table:table-cell table:number-columns-repeated="1018"/>
        </table:table-row>
        <table:table-row table:style-name="ro7">
          <table:table-cell/>
          <table:table-cell table:style-name="ce3" office:value-type="string">
            <text:p>2a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If we go the direction of the gantry system or the xyz system for printing, can the </text:span><text:span text:style-name="T1">printer head and the actual carriage or mobile platform move independently of </text:span><text:span text:style-name="T1">each other.</text:span></text:p>
          </table:table-cell>
          <table:table-cell table:style-name="ce7" office:value-type="string">
            <text:p>The entire printing building plan is divided into number segments. Each segment is of size of Gantry. The printer prints each segment at a time and moves to next segment and so on.</text:p>
            <text:p/>
            <text:p>The printer gantry will have wheels. The battery, controllers, print head related controllers are mounted in a box upon top of the printer, which can be detachable. The laser measuring unit is mounted on the box.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3" office:value-type="float" office:value="3">
            <text:p>3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Reflectors - Can they be encompassed in a casing that will allow for quicker </text:span><text:span text:style-name="T1">deployment at an exact place within the layout surface?</text:span></text:p>
          </table:table-cell>
          <table:table-cell table:style-name="ce7" office:value-type="string">
            <text:p><text:span text:style-name="T2">Various types of reflectors available, we need to use deferent type for each </text:span><text:span text:style-name="T2">scenario.</text:span></text:p>
            <text:p><text:span text:style-name="T2">Pipe/round reflectors, flat reflectors, tape reflectors. By using proper fixtures can </text:span><text:span text:style-name="T2">be placed any surface.</text:span></text:p>
          </table:table-cell>
          <table:table-cell table:style-name="ce8"/>
          <table:table-cell table:number-columns-repeated="1018"/>
        </table:table-row>
        <table:table-row table:style-name="ro5">
          <table:table-cell/>
          <table:table-cell table:style-name="ce3" office:value-type="string">
            <text:p>3a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Would it be beneficial to look at also incorporating a camera to view the work </text:span><text:span text:style-name="T1">surface at each of these reflector casings?</text:span></text:p>
          </table:table-cell>
          <table:table-cell table:style-name="ce7" office:value-type="string">
            <text:p><text:span text:style-name="T2">We have a plan to incorporate a view finder camera, which shows the laser beam </text:span><text:span text:style-name="T2">falling on the reflectors.</text:span></text:p>
          </table:table-cell>
          <table:table-cell table:style-name="ce8"/>
          <table:table-cell table:number-columns-repeated="1018"/>
        </table:table-row>
        <table:table-row table:style-name="ro9">
          <table:table-cell/>
          <table:table-cell table:style-name="ce3" office:value-type="string">
            <text:p>3b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Would it also be beneficial to incorporate a scanner at the top of each of these </text:span><text:span text:style-name="T1">casings? Would these increase the accuracy and speed of which we would be </text:span><text:span text:style-name="T1">able to identify obstacles or imperfections within the drawing surface.</text:span></text:p>
          </table:table-cell>
          <table:table-cell table:style-name="ce7" office:value-type="string">
            <text:p><text:span text:style-name="T2">The present laser beam will detect the obstacles such as plastic drain pipes </text:span><text:span text:style-name="T2">embedded in the floor.</text:span></text:p>
          </table:table-cell>
          <table:table-cell table:style-name="ce8"/>
          <table:table-cell table:number-columns-repeated="1018"/>
        </table:table-row>
        <table:table-row table:style-name="ro9">
          <table:table-cell/>
          <table:table-cell table:style-name="ce3" office:value-type="float" office:value="4">
            <text:p>4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Printing System - Are we looking at both the Pen option and Ink Jet option? </text:span><text:span text:style-name="T1">Would the Ink Jet option not be a more suitable option if we go to the gantry/xyz </text:span><text:span text:style-name="T1">system?</text:span></text:p>
          </table:table-cell>
          <table:table-cell table:style-name="ce7" office:value-type="string">
            <text:p><text:span text:style-name="T2">Pen system is not viable, it needs to be in contact with the surface. No such pens </text:span><text:span text:style-name="T2">are there to write on concrete/rough surface. They get damaged. Only way is </text:span><text:span text:style-name="T2">print jet. They are available at ww.rea-jet.com. They print on surface, without </text:span><text:span text:style-name="T2">contact. We are exploring <text:s/>various models, which can be suitable.</text:span></text:p>
          </table:table-cell>
          <table:table-cell table:style-name="ce8"/>
          <table:table-cell table:number-columns-repeated="1018"/>
        </table:table-row>
        <table:table-row table:style-name="ro7">
          <table:table-cell/>
          <table:table-cell table:style-name="ce3" office:value-type="string">
            <text:p>4a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Delivery of different color ink - Within the ink jet option this </text:span><text:span text:style-name="T1"><text:line-break/></text:span><text:span text:style-name="T1">should not be an issue, but how do we deliver different colors if using the Pen </text:span><text:span text:style-name="T1">option. Would we have to replace a pen every time we are switching colors or a </text:span><text:span text:style-name="T1">more viable way with a wider pen where all of the colors are incorporated in one </text:span><text:span text:style-name="T1">pen. i.e. </text:span><text:span text:style-name="T1"><text:line-break/></text:span><text:span text:style-name="T1"><text:a xlink:href="https://www.officedepot.com/a/products/788586/Yafa-Multifunction-10-Color-Ballpoint-Pen/?cm_mmc=PLA-_-Google-_-Pens_Pencils_Markers-_-788586&amp;ds_rl=1256068&amp;gclid=EAIaIQobChMIxoDf87uY4gIVnEwNCh3MfwEAEAQYAyABEgJ4m_D_BwE&amp;gclsrc=aw.ds">https://www.officedepot.com/a/products/788586/Yafa-Multifunction-10-Color-Ballpoint-Pen/?cm_mmc=PLA-_-Google-_-Pens_Pencils_Markers-_-788586&amp;ds_rl=1256068&amp;gclid=EAIaIQobChMIxoDf87uY4gIVnEwNCh3MfwEAEAQYAyABEgJ4m_D_BwE&amp;gclsrc=aw.ds</text:a></text:span></text:p>
          </table:table-cell>
          <table:table-cell table:style-name="ce7" office:value-type="string">
            <text:p><text:span text:style-name="T2">As said earlier, pens are not suitable for our application. We use multiple print </text:span><text:span text:style-name="T2">heads for different colors. For each color, we need one print head and its </text:span><text:span text:style-name="T2">associated hardware. </text:span></text:p>
            <text:p><text:span text:style-name="T1"/></text:p>
            <text:p><text:span text:style-name="T2">How many colors you are planning??</text:span>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3" office:value-type="string">
            <text:p>4b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Estimated printing time for sample drawing that was sent by Lowthers for both </text:span><text:span text:style-name="T1">Pen option and Ink Jet option.</text:span></text:p>
          </table:table-cell>
          <table:table-cell table:style-name="ce7" office:value-type="string">
            <text:p><text:span text:style-name="T2">It need to be calculated… Can’t say at this moment, as we need to finalize, which </text:span><text:span text:style-name="T2">gantry system we use, its speed, print jet speed, platform speeds etc… How much </text:span><text:span text:style-name="T2">time is taking at present using manual workers??</text:span>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3" office:value-type="float" office:value="5">
            <text:p>5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Will the device be able to print while moving or does it need to be stationary </text:span><text:span text:style-name="T1">while printing then move again, then stop, then print again?</text:span></text:p>
          </table:table-cell>
          <table:table-cell table:style-name="ce7" office:value-type="string">
            <text:p><text:span text:style-name="T2">At the moment, very difficult to print while moving platform. So, the present </text:span><text:span text:style-name="T2">printer moves to one location and print the respective segment of the plan and </text:span><text:span text:style-name="T2">moves again.</text:span></text:p>
          </table:table-cell>
          <table:table-cell table:style-name="ce8"/>
          <table:table-cell table:number-columns-repeated="1018"/>
        </table:table-row>
        <table:table-row table:style-name="ro8">
          <table:table-cell/>
          <table:table-cell table:style-name="ce3" office:value-type="float" office:value="6">
            <text:p>6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Security - What ways can we prevent device from being tampered with?</text:span></text:p>
          </table:table-cell>
          <table:table-cell table:style-name="ce7" office:value-type="string">
            <text:p><text:span text:style-name="T2">What kind of tampering, is it physical? or functional? We try to make as rigid as </text:span><text:span text:style-name="T2">possible to sustain physical stress. Functionality wise, robust software with </text:span><text:span text:style-name="T2">protected password login etc…</text:span></text:p>
          </table:table-cell>
          <table:table-cell table:style-name="ce8"/>
          <table:table-cell table:number-columns-repeated="1018"/>
        </table:table-row>
        <table:table-row table:style-name="ro9">
          <table:table-cell/>
          <table:table-cell table:style-name="ce3" office:value-type="float" office:value="7">
            <text:p>7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Monitoring - What ways can we monitor the device? i.e. Device will send a </text:span><text:span text:style-name="T1">signal. Will device be able to have a network card on it or will it rely on an </text:span><text:span text:style-name="T1">external device with a network card?</text:span></text:p>
          </table:table-cell>
          <table:table-cell table:style-name="ce7" office:value-type="string">
            <text:p><text:span text:style-name="T2">Can include monitoring arrangement with the server. The data and activities can </text:span><text:span text:style-name="T2">be logged to the server wirelessly.</text:span></text:p>
          </table:table-cell>
          <table:table-cell table:style-name="ce8"/>
          <table:table-cell table:number-columns-repeated="1018"/>
        </table:table-row>
        <table:table-row table:style-name="ro10">
          <table:table-cell/>
          <table:table-cell table:style-name="ce3" office:value-type="float" office:value="8">
            <text:p>8</text:p>
          </table:table-cell>
          <table:table-cell table:style-name="ce5" office:value-type="date" office:date-value="2019-05-13">
            <text:p>13 May 2019</text:p>
          </table:table-cell>
          <table:table-cell table:style-name="ce6" office:value-type="string">
            <text:p><text:span text:style-name="T1">In some instances, though not many, you may need to square the building prior to </text:span><text:span text:style-name="T1">the construction of the first floor deck. This exists a lot when there is a basement </text:span><text:span text:style-name="T1">in a home or building. In this instance we are looking to find the square of the </text:span><text:span text:style-name="T1">perimeter of the house. Using the system that you are proposing we can find the </text:span><text:span text:style-name="T1">square and super impose it but having the markings transferred to the wall is </text:span><text:span text:style-name="T1">improbable </text:span><text:span text:style-name="T1"><text:line-break/></text:span><text:span text:style-name="T1">using the robotic printer since there is no floor. Do you have any ideas on how </text:span><text:span text:style-name="T1">we can achieve this in this instance? This is originally why we were thinking of </text:span><text:span text:style-name="T1">the lasers that would be projected onto the top of the wall and would be manually </text:span><text:span text:style-name="T1">transferred to the wall by workers. Please see image from link below:</text:span></text:p>
            <text:p><text:span text:style-name="T1"><text:a xlink:href="#imgrc=Vd6Zthd7UV6LTM:&amp;vet=1">https://www.google.com/search?q=foundation+wall&amp;rlz=1C1GCEU_enUS820US822&amp;tbm=isch&amp;source=iu&amp;ictx=1&amp;fir=x6ovdXV6vWkhzM%253A%252CUy-eBSq2bX2L4M%252C_&amp;vet=1&amp;usg=AI4_-kQRsJzeIvU1m0xnN-yYQzTyphneVA&amp;sa=X&amp;ved=2ahUKEwjkiOaywJjiAhWNT98KHblWCO4Q9QEwAHoECAgQBA#imgrc=Vd6Zthd7UV6LTM:&amp;vet=1</text:a></text:span></text:p>
          </table:table-cell>
          <table:table-cell table:style-name="ce7" office:value-type="string">
            <text:p><text:span text:style-name="T4">The present laser measuring device can be used to scan foundation boundaries of <text:s/></text:span><text:span text:style-name="T4">the building, by adding few additional attachments to it. It can be explored.</text:span></text:p>
          </table:table-cell>
          <table:table-cell table:style-name="ce8"/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15/05/2019</text:date>, <text:time>11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M53S</meta:editing-duration>
    <meta:editing-cycles>6</meta:editing-cycles>
    <meta:generator>OpenOffice/4.1.6$Win32 OpenOffice.org_project/416m1$Build-9790</meta:generator>
    <dc:date>2019-05-15T11:25:01.98</dc:date>
    <dc:creator>Bhaskar Reddy Sangireddy</dc:creator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